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--------</text:p>
      <text:p text:style-name="Standard"/>
      <text:list xml:id="list1492871909" text:style-name="L1">
        <text:list-item>
          <text:p text:style-name="P4">Instalación de Mandriva 2010.2 x86_64</text:p>
        </text:list-item>
        <text:list-item>
          <text:p text:style-name="P4">Instalación de subversion 1.6.17 con rpmdrake</text:p>
        </text:list-item>
        <text:list-item>
          <text:p text:style-name="P4">Descarga de tami/cidesal/code</text:p>
          <text:p text:style-name="P5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6">Instalación de python-magic (urpmi python-magic)</text:p>
        </text:list-item>
        <text:list-item>
          <text:p text:style-name="P4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5">urpmi task-c++-devel</text:p>
          <text:list text:continue-numbering="true">
            <text:list-item>
              <text:p text:style-name="P6">Instalación de python-dev </text:p>
            </text:list-item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5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971980502" text:continue-numbering="true" text:style-name="L1">
        <text:list-item>
          <text:list>
            <text:list-item>
              <text:list>
                <text:list-item>
                  <text:p text:style-name="P4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1153752261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5">cidesal/code/unoporuno/module/unoporuno/Freeling-python-API/libmorfo_python.py</text:p>
                  <text:p text:style-name="P5">cidesal/code/unoporuno/module/unoporuno/Freeling-python-API/_libmorfo_python.so</text:p>
                  <text:p text:style-name="P5">a</text:p>
                  <text:p text:style-name="P5">cidesal/code/unoporuno/module/unoporuno/</text:p>
                </text:list-item>
              </text:list>
            </text:list-item>
          </text:list>
        </text:list-item>
        <text:list-item>
          <text:p text:style-name="P6"><text:soft-page-break/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Instalar yql</text:p>
              <text:list>
                <text:list-item>
                  <text:list>
                    <text:list-header>
                      <text:p text:style-name="P5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5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5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5">mkdir results</text:p>
              <text:p text:style-name="P5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5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the_password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/home/mydirectory/unoporuno/webapps )</text:p>
              <text:list>
                <text:list-header>
                  <text:p text:style-name="P5">cd $UNOPORUNO_ROOT/cidesal</text:p>
                  <text:p text:style-name="P5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5"><text:soft-page-break/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3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22T15:22:55</meta:creation-date>
    <dc:date>2012-11-28T13:19:20</dc:date>
    <meta:editing-duration>P1DT7H10M30S</meta:editing-duration>
    <meta:editing-cycles>18</meta:editing-cycles>
    <meta:generator>LibreOffice/3.5$Linux_x86 LibreOffice_project/350m1$Build-2</meta:generator>
    <meta:document-statistic meta:table-count="0" meta:image-count="0" meta:object-count="0" meta:page-count="3" meta:paragraph-count="94" meta:word-count="500" meta:character-count="1835" meta:non-whitespace-character-count="4013"/>
  </office:meta>
</office:document-meta>
</file>